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Gram_ORChooser" table:style-name="ta1">
        <table:shapes>
          <draw:frame draw:z-index="0" draw:style-name="gr1" draw:text-style-name="P1" svg:width="453.51pt" svg:height="255.09pt" svg:x="266.46pt" svg:y="489.23pt">
            <loext:p draw:notify-on-update-of-ranges="kGram_ORChooser.C1:kGram_ORChooser.C1 kGram_ORChooser.C2:kGram_ORChooser.C51 kGram_ORChooser.D1:kGram_ORChooser.D1 kGram_ORChooser.D2:kGram_ORChooser.D51 kGram_ORChooser.E1:kGram_ORChooser.E1 kGram_ORChooser.E2:kGram_ORChooser.E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yte_size</text:p>
          </table:table-cell>
          <table:table-cell office:value-type="string" calcext:value-type="string">
            <text:p>ORChooser</text:p>
          </table:table-cell>
          <table:table-cell office:value-type="string" calcext:value-type="string">
            <text:p>k-gram</text:p>
          </table:table-cell>
          <table:table-cell office:value-type="string" calcext:value-type="string">
            <text:p>1/byte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60" calcext:value-type="float">
            <text:p>32660</text:p>
          </table:table-cell>
          <table:table-cell office:value-type="float" office:value="1.584656085" calcext:value-type="float">
            <text:p>1.584656085</text:p>
          </table:table-cell>
          <table:table-cell office:value-type="float" office:value="1.029366106" calcext:value-type="float">
            <text:p>1.029366106</text:p>
          </table:table-cell>
          <table:table-cell office:value-type="float" office:value="1.24960196" calcext:value-type="float">
            <text:p>1.24960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32" calcext:value-type="float">
            <text:p>29532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5084" calcext:value-type="float">
            <text:p>1.1755084</text:p>
          </table:table-cell>
          <table:table-cell office:value-type="float" office:value="1.381958553" calcext:value-type="float">
            <text:p>1.3819585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32" calcext:value-type="float">
            <text:p>29532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5084" calcext:value-type="float">
            <text:p>1.1755084</text:p>
          </table:table-cell>
          <table:table-cell office:value-type="float" office:value="1.381958553" calcext:value-type="float">
            <text:p>1.381958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696" calcext:value-type="float">
            <text:p>32696</text:p>
          </table:table-cell>
          <table:table-cell office:value-type="float" office:value="1.39953271" calcext:value-type="float">
            <text:p>1.39953271</text:p>
          </table:table-cell>
          <table:table-cell office:value-type="float" office:value="1.028959276" calcext:value-type="float">
            <text:p>1.028959276</text:p>
          </table:table-cell>
          <table:table-cell office:value-type="float" office:value="1.248226083" calcext:value-type="float">
            <text:p>1.2482260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32" calcext:value-type="float">
            <text:p>29532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5084" calcext:value-type="float">
            <text:p>1.1755084</text:p>
          </table:table-cell>
          <table:table-cell office:value-type="float" office:value="1.381958553" calcext:value-type="float">
            <text:p>1.3819585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16" calcext:value-type="float">
            <text:p>28916</text:p>
          </table:table-cell>
          <table:table-cell office:value-type="float" office:value="3.040609137" calcext:value-type="float">
            <text:p>3.040609137</text:p>
          </table:table-cell>
          <table:table-cell office:value-type="float" office:value="1.177938571" calcext:value-type="float">
            <text:p>1.177938571</text:p>
          </table:table-cell>
          <table:table-cell office:value-type="float" office:value="1.411398534" calcext:value-type="float">
            <text:p>1.411398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12" calcext:value-type="float">
            <text:p>37712</text:p>
          </table:table-cell>
          <table:table-cell office:value-type="float" office:value="1.508816121" calcext:value-type="float">
            <text:p>1.508816121</text:p>
          </table:table-cell>
          <table:table-cell office:value-type="float" office:value="1.012310939" calcext:value-type="float">
            <text:p>1.012310939</text:p>
          </table:table-cell>
          <table:table-cell office:value-type="float" office:value="1.082201952" calcext:value-type="float">
            <text:p>1.082201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636" calcext:value-type="float">
            <text:p>30636</text:p>
          </table:table-cell>
          <table:table-cell office:value-type="float" office:value="1.721264368" calcext:value-type="float">
            <text:p>1.721264368</text:p>
          </table:table-cell>
          <table:table-cell office:value-type="float" office:value="1.171537671" calcext:value-type="float">
            <text:p>1.171537671</text:p>
          </table:table-cell>
          <table:table-cell office:value-type="float" office:value="1.332158245" calcext:value-type="float">
            <text:p>1.332158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424" calcext:value-type="float">
            <text:p>40424</text:p>
          </table:table-cell>
          <table:table-cell office:value-type="float" office:value="1.006722689" calcext:value-type="float">
            <text:p>1.006722689</text:p>
          </table:table-cell>
          <table:table-cell office:value-type="float" office:value="1.001739332" calcext:value-type="float">
            <text:p>1.001739332</text:p>
          </table:table-cell>
          <table:table-cell office:value-type="float" office:value="1.009598258" calcext:value-type="float">
            <text:p>1.009598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548" calcext:value-type="float">
            <text:p>37548</text:p>
          </table:table-cell>
          <table:table-cell office:value-type="float" office:value="1.508816121" calcext:value-type="float">
            <text:p>1.508816121</text:p>
          </table:table-cell>
          <table:table-cell office:value-type="float" office:value="1.012310939" calcext:value-type="float">
            <text:p>1.012310939</text:p>
          </table:table-cell>
          <table:table-cell office:value-type="float" office:value="1.086928731" calcext:value-type="float">
            <text:p>1.0869287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524" calcext:value-type="float">
            <text:p>37524</text:p>
          </table:table-cell>
          <table:table-cell office:value-type="float" office:value="1.508816121" calcext:value-type="float">
            <text:p>1.508816121</text:p>
          </table:table-cell>
          <table:table-cell office:value-type="float" office:value="1.012310939" calcext:value-type="float">
            <text:p>1.012310939</text:p>
          </table:table-cell>
          <table:table-cell office:value-type="float" office:value="1.087623921" calcext:value-type="float">
            <text:p>1.0876239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696" calcext:value-type="float">
            <text:p>32696</text:p>
          </table:table-cell>
          <table:table-cell office:value-type="float" office:value="1.402810305" calcext:value-type="float">
            <text:p>1.402810305</text:p>
          </table:table-cell>
          <table:table-cell office:value-type="float" office:value="1.029491657" calcext:value-type="float">
            <text:p>1.029491657</text:p>
          </table:table-cell>
          <table:table-cell office:value-type="float" office:value="1.248226083" calcext:value-type="float">
            <text:p>1.2482260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636" calcext:value-type="float">
            <text:p>30636</text:p>
          </table:table-cell>
          <table:table-cell office:value-type="float" office:value="1.721264368" calcext:value-type="float">
            <text:p>1.721264368</text:p>
          </table:table-cell>
          <table:table-cell office:value-type="float" office:value="1.171537671" calcext:value-type="float">
            <text:p>1.171537671</text:p>
          </table:table-cell>
          <table:table-cell office:value-type="float" office:value="1.332158245" calcext:value-type="float">
            <text:p>1.3321582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96" calcext:value-type="float">
            <text:p>32696</text:p>
          </table:table-cell>
          <table:table-cell office:value-type="float" office:value="1.402810305" calcext:value-type="float">
            <text:p>1.402810305</text:p>
          </table:table-cell>
          <table:table-cell office:value-type="float" office:value="1.029491657" calcext:value-type="float">
            <text:p>1.029491657</text:p>
          </table:table-cell>
          <table:table-cell office:value-type="float" office:value="1.248226083" calcext:value-type="float">
            <text:p>1.2482260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500" calcext:value-type="float">
            <text:p>38500</text:p>
          </table:table-cell>
          <table:table-cell office:value-type="float" office:value="1.296536797" calcext:value-type="float">
            <text:p>1.296536797</text:p>
          </table:table-cell>
          <table:table-cell office:value-type="float" office:value="1.014205212" calcext:value-type="float">
            <text:p>1.014205212</text:p>
          </table:table-cell>
          <table:table-cell office:value-type="float" office:value="1.060051948" calcext:value-type="float">
            <text:p>1.0600519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580" calcext:value-type="float">
            <text:p>37580</text:p>
          </table:table-cell>
          <table:table-cell office:value-type="float" office:value="1.539845758" calcext:value-type="float">
            <text:p>1.539845758</text:p>
          </table:table-cell>
          <table:table-cell office:value-type="float" office:value="1.014809591" calcext:value-type="float">
            <text:p>1.014809591</text:p>
          </table:table-cell>
          <table:table-cell office:value-type="float" office:value="1.086003193" calcext:value-type="float">
            <text:p>1.0860031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532" calcext:value-type="float">
            <text:p>29532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5084" calcext:value-type="float">
            <text:p>1.1755084</text:p>
          </table:table-cell>
          <table:table-cell office:value-type="float" office:value="1.381958553" calcext:value-type="float">
            <text:p>1.3819585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500" calcext:value-type="float">
            <text:p>38500</text:p>
          </table:table-cell>
          <table:table-cell office:value-type="float" office:value="1.296536797" calcext:value-type="float">
            <text:p>1.296536797</text:p>
          </table:table-cell>
          <table:table-cell office:value-type="float" office:value="1.014205212" calcext:value-type="float">
            <text:p>1.014205212</text:p>
          </table:table-cell>
          <table:table-cell office:value-type="float" office:value="1.060051948" calcext:value-type="float">
            <text:p>1.0600519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712" calcext:value-type="float">
            <text:p>37712</text:p>
          </table:table-cell>
          <table:table-cell office:value-type="float" office:value="1.508816121" calcext:value-type="float">
            <text:p>1.508816121</text:p>
          </table:table-cell>
          <table:table-cell office:value-type="float" office:value="1.012310939" calcext:value-type="float">
            <text:p>1.012310939</text:p>
          </table:table-cell>
          <table:table-cell office:value-type="float" office:value="1.082201952" calcext:value-type="float">
            <text:p>1.082201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532" calcext:value-type="float">
            <text:p>29532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5084" calcext:value-type="float">
            <text:p>1.1755084</text:p>
          </table:table-cell>
          <table:table-cell office:value-type="float" office:value="1.381958553" calcext:value-type="float">
            <text:p>1.3819585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584" calcext:value-type="float">
            <text:p>29584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854953" calcext:value-type="float">
            <text:p>1.175854953</text:p>
          </table:table-cell>
          <table:table-cell office:value-type="float" office:value="1.379529475" calcext:value-type="float">
            <text:p>1.3795294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532" calcext:value-type="float">
            <text:p>29532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5084" calcext:value-type="float">
            <text:p>1.1755084</text:p>
          </table:table-cell>
          <table:table-cell office:value-type="float" office:value="1.381958553" calcext:value-type="float">
            <text:p>1.3819585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644" calcext:value-type="float">
            <text:p>38644</text:p>
          </table:table-cell>
          <table:table-cell office:value-type="float" office:value="1.285407725" calcext:value-type="float">
            <text:p>1.285407725</text:p>
          </table:table-cell>
          <table:table-cell office:value-type="float" office:value="1.012429644" calcext:value-type="float">
            <text:p>1.012429644</text:p>
          </table:table-cell>
          <table:table-cell office:value-type="float" office:value="1.056101853" calcext:value-type="float">
            <text:p>1.0561018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660" calcext:value-type="float">
            <text:p>32660</text:p>
          </table:table-cell>
          <table:table-cell office:value-type="float" office:value="1.584656085" calcext:value-type="float">
            <text:p>1.584656085</text:p>
          </table:table-cell>
          <table:table-cell office:value-type="float" office:value="1.029366106" calcext:value-type="float">
            <text:p>1.029366106</text:p>
          </table:table-cell>
          <table:table-cell office:value-type="float" office:value="1.24960196" calcext:value-type="float">
            <text:p>1.249601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36" calcext:value-type="float">
            <text:p>30636</text:p>
          </table:table-cell>
          <table:table-cell office:value-type="float" office:value="1.721264368" calcext:value-type="float">
            <text:p>1.721264368</text:p>
          </table:table-cell>
          <table:table-cell office:value-type="float" office:value="1.171537671" calcext:value-type="float">
            <text:p>1.171537671</text:p>
          </table:table-cell>
          <table:table-cell office:value-type="float" office:value="1.332158245" calcext:value-type="float">
            <text:p>1.3321582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500" calcext:value-type="float">
            <text:p>37500</text:p>
          </table:table-cell>
          <table:table-cell office:value-type="float" office:value="1.551813471" calcext:value-type="float">
            <text:p>1.551813471</text:p>
          </table:table-cell>
          <table:table-cell office:value-type="float" office:value="1.016592139" calcext:value-type="float">
            <text:p>1.016592139</text:p>
          </table:table-cell>
          <table:table-cell office:value-type="float" office:value="1.08832" calcext:value-type="float">
            <text:p>1.088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824" calcext:value-type="float">
            <text:p>28824</text:p>
          </table:table-cell>
          <table:table-cell office:value-type="float" office:value="3.720496894" calcext:value-type="float">
            <text:p>3.720496894</text:p>
          </table:table-cell>
          <table:table-cell office:value-type="float" office:value="1.177295542" calcext:value-type="float">
            <text:p>1.177295542</text:p>
          </table:table-cell>
          <table:table-cell office:value-type="float" office:value="1.415903414" calcext:value-type="float">
            <text:p>1.4159034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532" calcext:value-type="float">
            <text:p>29532</text:p>
          </table:table-cell>
          <table:table-cell office:value-type="float" office:value="2.286259542" calcext:value-type="float">
            <text:p>2.286259542</text:p>
          </table:table-cell>
          <table:table-cell office:value-type="float" office:value="1.1755084" calcext:value-type="float">
            <text:p>1.1755084</text:p>
          </table:table-cell>
          <table:table-cell office:value-type="float" office:value="1.381958553" calcext:value-type="float">
            <text:p>1.3819585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128" calcext:value-type="float">
            <text:p>31128</text:p>
          </table:table-cell>
          <table:table-cell office:value-type="float" office:value="1.938511327" calcext:value-type="float">
            <text:p>1.938511327</text:p>
          </table:table-cell>
          <table:table-cell office:value-type="float" office:value="1.036733099" calcext:value-type="float">
            <text:p>1.036733099</text:p>
          </table:table-cell>
          <table:table-cell office:value-type="float" office:value="1.311102544" calcext:value-type="float">
            <text:p>1.3111025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660" calcext:value-type="float">
            <text:p>32660</text:p>
          </table:table-cell>
          <table:table-cell office:value-type="float" office:value="1.584656085" calcext:value-type="float">
            <text:p>1.584656085</text:p>
          </table:table-cell>
          <table:table-cell office:value-type="float" office:value="1.029366106" calcext:value-type="float">
            <text:p>1.029366106</text:p>
          </table:table-cell>
          <table:table-cell office:value-type="float" office:value="1.24960196" calcext:value-type="float">
            <text:p>1.249601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316" calcext:value-type="float">
            <text:p>30316</text:p>
          </table:table-cell>
          <table:table-cell office:value-type="float" office:value="2.52742616" calcext:value-type="float">
            <text:p>2.52742616</text:p>
          </table:table-cell>
          <table:table-cell office:value-type="float" office:value="1.039441034" calcext:value-type="float">
            <text:p>1.039441034</text:p>
          </table:table-cell>
          <table:table-cell office:value-type="float" office:value="1.346219818" calcext:value-type="float">
            <text:p>1.3462198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728" calcext:value-type="float">
            <text:p>37728</text:p>
          </table:table-cell>
          <table:table-cell office:value-type="float" office:value="1.508816121" calcext:value-type="float">
            <text:p>1.508816121</text:p>
          </table:table-cell>
          <table:table-cell office:value-type="float" office:value="1.012548376" calcext:value-type="float">
            <text:p>1.012548376</text:p>
          </table:table-cell>
          <table:table-cell office:value-type="float" office:value="1.081743003" calcext:value-type="float">
            <text:p>1.0817430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532" calcext:value-type="float">
            <text:p>30532</text:p>
          </table:table-cell>
          <table:table-cell office:value-type="float" office:value="1.932258064" calcext:value-type="float">
            <text:p>1.932258064</text:p>
          </table:table-cell>
          <table:table-cell office:value-type="float" office:value="1.172966613" calcext:value-type="float">
            <text:p>1.172966613</text:p>
          </table:table-cell>
          <table:table-cell office:value-type="float" office:value="1.336695926" calcext:value-type="float">
            <text:p>1.336695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812" calcext:value-type="float">
            <text:p>40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636" calcext:value-type="float">
            <text:p>30636</text:p>
          </table:table-cell>
          <table:table-cell office:value-type="float" office:value="1.721264368" calcext:value-type="float">
            <text:p>1.721264368</text:p>
          </table:table-cell>
          <table:table-cell office:value-type="float" office:value="1.171537671" calcext:value-type="float">
            <text:p>1.171537671</text:p>
          </table:table-cell>
          <table:table-cell office:value-type="float" office:value="1.332158245" calcext:value-type="float">
            <text:p>1.3321582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404" calcext:value-type="float">
            <text:p>38404</text:p>
          </table:table-cell>
          <table:table-cell office:value-type="float" office:value="1.285407725" calcext:value-type="float">
            <text:p>1.285407725</text:p>
          </table:table-cell>
          <table:table-cell office:value-type="float" office:value="1.012429644" calcext:value-type="float">
            <text:p>1.012429644</text:p>
          </table:table-cell>
          <table:table-cell office:value-type="float" office:value="1.062701802" calcext:value-type="float">
            <text:p>1.0627018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476" calcext:value-type="float">
            <text:p>29476</text:p>
          </table:table-cell>
          <table:table-cell office:value-type="float" office:value="2.194139194" calcext:value-type="float">
            <text:p>2.194139194</text:p>
          </table:table-cell>
          <table:table-cell office:value-type="float" office:value="1.133352535" calcext:value-type="float">
            <text:p>1.133352535</text:p>
          </table:table-cell>
          <table:table-cell office:value-type="float" office:value="1.384584068" calcext:value-type="float">
            <text:p>1.3845840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452" calcext:value-type="float">
            <text:p>38452</text:p>
          </table:table-cell>
          <table:table-cell office:value-type="float" office:value="1.285407725" calcext:value-type="float">
            <text:p>1.285407725</text:p>
          </table:table-cell>
          <table:table-cell office:value-type="float" office:value="1.012429644" calcext:value-type="float">
            <text:p>1.012429644</text:p>
          </table:table-cell>
          <table:table-cell office:value-type="float" office:value="1.061375221" calcext:value-type="float">
            <text:p>1.061375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21:03:00.493553388</dc:date>
    <meta:editing-duration>PT1M46S</meta:editing-duration>
    <meta:editing-cycles>1</meta:editing-cycles>
    <meta:document-statistic meta:table-count="1" meta:cell-count="2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703cm" style:legend-expansion="high" chart:style-name="ch2"/>
        <chart:plot-area chart:style-name="ch3" table:cell-range-address="kGram_ORChooser.C1:kGram_ORChooser.E51" chart:data-source-has-labels="row" svg:x="0.32cm" svg:y="0.18cm" svg:width="12.243cm" svg:height="8.64cm">
          <chartooo:coordinate-region svg:x="1.047cm" svg:y="0.379cm" svg:width="11.51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Gram_ORChooser.C2:kGram_ORChooser.C51" chart:label-cell-address="kGram_ORChooser.C1:kGram_ORChooser.C1" chart:class="chart:line">
            <chart:data-point chart:repeated="50"/>
          </chart:series>
          <chart:series chart:style-name="ch7" chart:values-cell-range-address="kGram_ORChooser.D2:kGram_ORChooser.D51" chart:label-cell-address="kGram_ORChooser.D1:kGram_ORChooser.D1" chart:class="chart:line">
            <chart:data-point chart:repeated="50"/>
          </chart:series>
          <chart:series chart:style-name="ch8" chart:values-cell-range-address="kGram_ORChooser.E2:kGram_ORChooser.E51" chart:label-cell-address="kGram_ORChooser.E1:kGram_ORChooser.E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Chooser</text:p>
                <draw:g>
                  <svg:desc>kGram_ORChooser.C1:kGram_ORChooser.C1</svg:desc>
                </draw:g>
              </table:table-cell>
              <table:table-cell office:value-type="string">
                <text:p>k-gram</text:p>
                <draw:g>
                  <svg:desc>kGram_ORChooser.D1:kGram_ORChooser.D1</svg:desc>
                </draw:g>
              </table:table-cell>
              <table:table-cell office:value-type="string">
                <text:p>1/byte_size</text:p>
                <draw:g>
                  <svg:desc>kGram_ORChooser.E1:kGram_ORChoose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4656085">
                <text:p>1.584656085</text:p>
                <draw:g>
                  <svg:desc>kGram_ORChooser.C2:kGram_ORChooser.C51</svg:desc>
                </draw:g>
              </table:table-cell>
              <table:table-cell office:value-type="float" office:value="1.029366106">
                <text:p>1.029366106</text:p>
                <draw:g>
                  <svg:desc>kGram_ORChooser.D2:kGram_ORChooser.D51</svg:desc>
                </draw:g>
              </table:table-cell>
              <table:table-cell office:value-type="float" office:value="1.24960196">
                <text:p>1.24960196</text:p>
                <draw:g>
                  <svg:desc>kGram_ORChooser.E2:kGram_ORChooser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5084">
                <text:p>1.1755084</text:p>
              </table:table-cell>
              <table:table-cell office:value-type="float" office:value="1.381958553">
                <text:p>1.381958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5084">
                <text:p>1.1755084</text:p>
              </table:table-cell>
              <table:table-cell office:value-type="float" office:value="1.381958553">
                <text:p>1.381958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953271">
                <text:p>1.39953271</text:p>
              </table:table-cell>
              <table:table-cell office:value-type="float" office:value="1.028959276">
                <text:p>1.028959276</text:p>
              </table:table-cell>
              <table:table-cell office:value-type="float" office:value="1.248226083">
                <text:p>1.248226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5084">
                <text:p>1.1755084</text:p>
              </table:table-cell>
              <table:table-cell office:value-type="float" office:value="1.381958553">
                <text:p>1.381958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0609137">
                <text:p>3.040609137</text:p>
              </table:table-cell>
              <table:table-cell office:value-type="float" office:value="1.177938571">
                <text:p>1.177938571</text:p>
              </table:table-cell>
              <table:table-cell office:value-type="float" office:value="1.411398534">
                <text:p>1.411398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8816121">
                <text:p>1.508816121</text:p>
              </table:table-cell>
              <table:table-cell office:value-type="float" office:value="1.012310939">
                <text:p>1.012310939</text:p>
              </table:table-cell>
              <table:table-cell office:value-type="float" office:value="1.082201952">
                <text:p>1.08220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21264368">
                <text:p>1.721264368</text:p>
              </table:table-cell>
              <table:table-cell office:value-type="float" office:value="1.171537671">
                <text:p>1.171537671</text:p>
              </table:table-cell>
              <table:table-cell office:value-type="float" office:value="1.332158245">
                <text:p>1.332158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6722689">
                <text:p>1.006722689</text:p>
              </table:table-cell>
              <table:table-cell office:value-type="float" office:value="1.001739332">
                <text:p>1.001739332</text:p>
              </table:table-cell>
              <table:table-cell office:value-type="float" office:value="1.009598258">
                <text:p>1.009598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08816121">
                <text:p>1.508816121</text:p>
              </table:table-cell>
              <table:table-cell office:value-type="float" office:value="1.012310939">
                <text:p>1.012310939</text:p>
              </table:table-cell>
              <table:table-cell office:value-type="float" office:value="1.086928731">
                <text:p>1.086928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8816121">
                <text:p>1.508816121</text:p>
              </table:table-cell>
              <table:table-cell office:value-type="float" office:value="1.012310939">
                <text:p>1.012310939</text:p>
              </table:table-cell>
              <table:table-cell office:value-type="float" office:value="1.087623921">
                <text:p>1.087623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02810305">
                <text:p>1.402810305</text:p>
              </table:table-cell>
              <table:table-cell office:value-type="float" office:value="1.029491657">
                <text:p>1.029491657</text:p>
              </table:table-cell>
              <table:table-cell office:value-type="float" office:value="1.248226083">
                <text:p>1.248226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21264368">
                <text:p>1.721264368</text:p>
              </table:table-cell>
              <table:table-cell office:value-type="float" office:value="1.171537671">
                <text:p>1.171537671</text:p>
              </table:table-cell>
              <table:table-cell office:value-type="float" office:value="1.332158245">
                <text:p>1.332158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02810305">
                <text:p>1.402810305</text:p>
              </table:table-cell>
              <table:table-cell office:value-type="float" office:value="1.029491657">
                <text:p>1.029491657</text:p>
              </table:table-cell>
              <table:table-cell office:value-type="float" office:value="1.248226083">
                <text:p>1.248226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6536797">
                <text:p>1.296536797</text:p>
              </table:table-cell>
              <table:table-cell office:value-type="float" office:value="1.014205212">
                <text:p>1.014205212</text:p>
              </table:table-cell>
              <table:table-cell office:value-type="float" office:value="1.060051948">
                <text:p>1.0600519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9845758">
                <text:p>1.539845758</text:p>
              </table:table-cell>
              <table:table-cell office:value-type="float" office:value="1.014809591">
                <text:p>1.014809591</text:p>
              </table:table-cell>
              <table:table-cell office:value-type="float" office:value="1.086003193">
                <text:p>1.086003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5084">
                <text:p>1.1755084</text:p>
              </table:table-cell>
              <table:table-cell office:value-type="float" office:value="1.381958553">
                <text:p>1.381958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6536797">
                <text:p>1.296536797</text:p>
              </table:table-cell>
              <table:table-cell office:value-type="float" office:value="1.014205212">
                <text:p>1.014205212</text:p>
              </table:table-cell>
              <table:table-cell office:value-type="float" office:value="1.060051948">
                <text:p>1.060051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8816121">
                <text:p>1.508816121</text:p>
              </table:table-cell>
              <table:table-cell office:value-type="float" office:value="1.012310939">
                <text:p>1.012310939</text:p>
              </table:table-cell>
              <table:table-cell office:value-type="float" office:value="1.082201952">
                <text:p>1.082201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5084">
                <text:p>1.1755084</text:p>
              </table:table-cell>
              <table:table-cell office:value-type="float" office:value="1.381958553">
                <text:p>1.381958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854953">
                <text:p>1.175854953</text:p>
              </table:table-cell>
              <table:table-cell office:value-type="float" office:value="1.379529475">
                <text:p>1.379529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5084">
                <text:p>1.1755084</text:p>
              </table:table-cell>
              <table:table-cell office:value-type="float" office:value="1.381958553">
                <text:p>1.381958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85407725">
                <text:p>1.285407725</text:p>
              </table:table-cell>
              <table:table-cell office:value-type="float" office:value="1.012429644">
                <text:p>1.012429644</text:p>
              </table:table-cell>
              <table:table-cell office:value-type="float" office:value="1.056101853">
                <text:p>1.056101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84656085">
                <text:p>1.584656085</text:p>
              </table:table-cell>
              <table:table-cell office:value-type="float" office:value="1.029366106">
                <text:p>1.029366106</text:p>
              </table:table-cell>
              <table:table-cell office:value-type="float" office:value="1.24960196">
                <text:p>1.24960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21264368">
                <text:p>1.721264368</text:p>
              </table:table-cell>
              <table:table-cell office:value-type="float" office:value="1.171537671">
                <text:p>1.171537671</text:p>
              </table:table-cell>
              <table:table-cell office:value-type="float" office:value="1.332158245">
                <text:p>1.33215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51813471">
                <text:p>1.551813471</text:p>
              </table:table-cell>
              <table:table-cell office:value-type="float" office:value="1.016592139">
                <text:p>1.016592139</text:p>
              </table:table-cell>
              <table:table-cell office:value-type="float" office:value="1.08832">
                <text:p>1.08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20496894">
                <text:p>3.720496894</text:p>
              </table:table-cell>
              <table:table-cell office:value-type="float" office:value="1.177295542">
                <text:p>1.177295542</text:p>
              </table:table-cell>
              <table:table-cell office:value-type="float" office:value="1.415903414">
                <text:p>1.415903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86259542">
                <text:p>2.286259542</text:p>
              </table:table-cell>
              <table:table-cell office:value-type="float" office:value="1.1755084">
                <text:p>1.1755084</text:p>
              </table:table-cell>
              <table:table-cell office:value-type="float" office:value="1.381958553">
                <text:p>1.381958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38511327">
                <text:p>1.938511327</text:p>
              </table:table-cell>
              <table:table-cell office:value-type="float" office:value="1.036733099">
                <text:p>1.036733099</text:p>
              </table:table-cell>
              <table:table-cell office:value-type="float" office:value="1.311102544">
                <text:p>1.3111025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84656085">
                <text:p>1.584656085</text:p>
              </table:table-cell>
              <table:table-cell office:value-type="float" office:value="1.029366106">
                <text:p>1.029366106</text:p>
              </table:table-cell>
              <table:table-cell office:value-type="float" office:value="1.24960196">
                <text:p>1.24960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2742616">
                <text:p>2.52742616</text:p>
              </table:table-cell>
              <table:table-cell office:value-type="float" office:value="1.039441034">
                <text:p>1.039441034</text:p>
              </table:table-cell>
              <table:table-cell office:value-type="float" office:value="1.346219818">
                <text:p>1.346219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8816121">
                <text:p>1.508816121</text:p>
              </table:table-cell>
              <table:table-cell office:value-type="float" office:value="1.012548376">
                <text:p>1.012548376</text:p>
              </table:table-cell>
              <table:table-cell office:value-type="float" office:value="1.081743003">
                <text:p>1.081743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32258064">
                <text:p>1.932258064</text:p>
              </table:table-cell>
              <table:table-cell office:value-type="float" office:value="1.172966613">
                <text:p>1.172966613</text:p>
              </table:table-cell>
              <table:table-cell office:value-type="float" office:value="1.336695926">
                <text:p>1.3366959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1264368">
                <text:p>1.721264368</text:p>
              </table:table-cell>
              <table:table-cell office:value-type="float" office:value="1.171537671">
                <text:p>1.171537671</text:p>
              </table:table-cell>
              <table:table-cell office:value-type="float" office:value="1.332158245">
                <text:p>1.332158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85407725">
                <text:p>1.285407725</text:p>
              </table:table-cell>
              <table:table-cell office:value-type="float" office:value="1.012429644">
                <text:p>1.012429644</text:p>
              </table:table-cell>
              <table:table-cell office:value-type="float" office:value="1.062701802">
                <text:p>1.0627018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94139194">
                <text:p>2.194139194</text:p>
              </table:table-cell>
              <table:table-cell office:value-type="float" office:value="1.133352535">
                <text:p>1.133352535</text:p>
              </table:table-cell>
              <table:table-cell office:value-type="float" office:value="1.384584068">
                <text:p>1.384584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85407725">
                <text:p>1.285407725</text:p>
              </table:table-cell>
              <table:table-cell office:value-type="float" office:value="1.012429644">
                <text:p>1.012429644</text:p>
              </table:table-cell>
              <table:table-cell office:value-type="float" office:value="1.061375221">
                <text:p>1.061375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